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9.91cm" fo:min-width="9.66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036cm" fo:min-width="3.05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2.9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1.528cm" fo:min-width="3.31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0.862cm" fo:min-width="0cm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0.86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bottom" draw:auto-grow-height="false" fo:min-height="4.83cm" fo:min-width="3.0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bottom" draw:auto-grow-height="false" fo:min-height="5.338cm" fo:min-width="3.3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1.274cm" fo:min-width="2.54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6" style:family="graphic" style:parent-style-name="standard">
      <style:graphic-properties draw:textarea-horizontal-align="justify" draw:textarea-vertical-align="top" draw:auto-grow-height="false" fo:min-height="8.64cm" fo:min-width="9.66cm"/>
      <style:paragraph-properties style:writing-mode="lr-tb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1.274cm" fo:min-width="6.866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02cm" fo:min-width="2.04cm"/>
      <style:paragraph-properties style:writing-mode="lr-tb"/>
    </style:style>
    <style:style style:name="gr19" style:family="graphic" style:parent-style-name="standard">
      <style:graphic-properties draw:fill-color="#3465a4" draw:textarea-horizontal-align="justify" draw:textarea-vertical-align="top" draw:auto-grow-height="false" fo:min-height="2.624cm" fo:min-width="5.608cm"/>
      <style:paragraph-properties style:writing-mode="lr-tb"/>
    </style:style>
    <style:style style:name="gr20" style:family="graphic" style:parent-style-name="standard">
      <style:graphic-properties draw:fill-color="#3465a4" draw:textarea-horizontal-align="justify" draw:textarea-vertical-align="top" draw:auto-grow-height="false" fo:min-height="2.444cm" fo:min-width="5.60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88cm" fo:min-width="2.73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88cm" fo:min-width="1.476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274cm" fo:min-width="2.04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528cm" fo:min-width="5.85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274cm" fo:min-width="5.85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6.354cm" fo:min-width="1.53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32cm" fo:min-width="3.57cm"/>
    </style:style>
    <style:style style:name="gr29" style:family="graphic" style:parent-style-name="standard">
      <style:graphic-properties draw:fill-color="#3465a4" draw:textarea-horizontal-align="justify" draw:textarea-vertical-align="middle" draw:auto-grow-height="false" fo:min-height="2.444cm" fo:min-width="3.63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32cm" fo:min-width="0.722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69a2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16cm" svg:height="10.16cm" svg:x="1.6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0.16cm" svg:x="16.14cm" svg:y="2.5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56cm" svg:height="2.286cm" svg:x="8.24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2.286cm" svg:x="16.14cm" svg:y="6.35cm"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4cm" svg:height="1.778cm" svg:x="11.8cm" svg:y="6.604cm">
          <text:p text:style-name="P1">Transp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3.81cm" svg:height="1.778cm" svg:x="2.286cm" svg:y="6.858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.54cm" svg:y="7.112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778cm" svg:x="2.794cm" svg:y="7.366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604cm" svg:y1="8.255cm" svg:x2="8.244cm" svg:y2="7.493cm" draw:start-shape="id1" draw:start-glue-point="1" draw:end-shape="id2" draw:end-glue-point="3" svg:d="M6604 8255h820v-762h820" svg:viewBox="0 0 1641 763">
          <text:p/>
        </draw:connector>
        <draw:custom-shape draw:style-name="gr4" draw:text-style-name="P3" draw:layer="layout" svg:width="3.81cm" svg:height="1.778cm" svg:x="21.082cm" svg:y="6.981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778cm" svg:x="21.336cm" svg:y="7.235cm">
          <text:p text:style-name="P1">InterfaceIns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778cm" svg:x="21.59cm" svg:y="7.489cm">
          <text:p text:style-name="P1">InterfaceIns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59cm" svg:y1="8.378cm" svg:x2="19.696cm" svg:y2="7.493cm" draw:start-shape="id3" draw:start-glue-point="3" draw:end-shape="id4" draw:end-glue-point="1" svg:d="M21590 8378h-947v-885h-947" svg:viewBox="0 0 1895 886">
          <text:p/>
        </draw:connector>
        <draw:custom-shape draw:style-name="gr6" draw:text-style-name="P5" draw:layer="layout" svg:width="0.508cm" svg:height="1.27cm" svg:x="3.302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4.826cm" svg:y="5.5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.286cm" svg:y="4.318cm">
          <draw:text-box>
            <text:p>Method Calls</text:p>
          </draw:text-box>
        </draw:frame>
        <draw:custom-shape draw:style-name="gr6" draw:text-style-name="P5" draw:layer="layout" svg:width="0.508cm" svg:height="1.27cm" svg:x="21.92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508cm" svg:height="1.27cm" svg:x="23.446cm" svg:y="5.6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4.318cm" svg:height="0.962cm" svg:x="20.906cm" svg:y="4.365cm">
          <draw:text-box>
            <text:p>Method Calls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0" draw:text-style-name="P8" xml:id="id6" draw:id="id6" draw:layer="layout" svg:width="3.556cm" svg:height="5.08cm" svg:x="11.684cm" svg:y="9.398cm">
            <text:p text:style-name="P1">IF Type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048cm" svg:height="1.524cm" svg:x="11.938cm" svg:y="9.906cm">
            <text:p text:style-name="P1">Req</text:p>
            <text:p text:style-name="P1">(Export)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048cm" svg:height="1.524cm" svg:x="11.938cm" svg:y="11.684cm">
            <text:p text:style-name="P1">Rsp</text:p>
            <text:p text:style-name="P1">(Import)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3.81cm" svg:height="5.588cm" svg:x="16.256cm" svg:y="2.032cm">
          <text:p text:style-name="P1">IF Inst</text:p>
          <text:p text:style-name="P1">(Non-Mirror)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3.81cm" svg:height="5.588cm" svg:x="6.35cm" svg:y="2.032cm">
          <text:p text:style-name="P1">IF Inst</text:p>
          <text:p text:style-name="P1">(Mirror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1.524cm" svg:x="6.858cm" svg:y="2.54cm">
          <text:p text:style-name="P1">Req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6.858cm" svg:y="4.318cm">
          <text:p text:style-name="P1">Rs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16.764cm" svg:y="2.54cm">
          <text:p text:style-name="P1">Req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048cm" svg:height="1.524cm" svg:x="16.764cm" svg:y="4.318cm">
          <text:p text:style-name="P1">Rsp</text:p>
          <text:p text:style-name="P1"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8.255cm" svg:y1="7.62cm" svg:x2="13.462cm" svg:y2="9.398cm" draw:start-shape="id5" draw:end-shape="id6" svg:d="M8255 7620l5207 1778" svg:viewBox="0 0 5208 1779">
          <text:p/>
        </draw:connector>
        <draw:line draw:style-name="gr14" draw:text-style-name="P4" draw:layer="layout" svg:x1="18.288cm" svg:y1="7.62cm" svg:x2="13.462cm" svg:y2="9.398cm">
          <text:p/>
        </draw:line>
        <draw:line draw:style-name="gr14" draw:text-style-name="P4" draw:layer="layout" svg:x1="4.572cm" svg:y1="3.302cm" svg:x2="21.336cm" svg:y2="3.302cm">
          <text:p/>
        </draw:line>
        <draw:line draw:style-name="gr14" draw:text-style-name="P4" draw:layer="layout" svg:x1="21.082cm" svg:y1="5.08cm" svg:x2="4.572cm" svg:y2="5.08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" draw:layer="layout" svg:width="2.286cm" svg:height="1.27cm" svg:x="7.62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1.27cm" svg:x="10.16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1.27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1.27cm" svg:x="10.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6" draw:text-style-name="P1" draw:layer="layout" svg:width="10.16cm" svg:height="8.89cm" svg:x="2.54cm" svg:y="3.81cm">
          <text:p text:style-name="P1">Python Testbenc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16cm" svg:height="8.89cm" svg:x="15.24cm" svg:y="3.81cm">
          <text:p text:style-name="P1">UVM Testbench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7.366cm" svg:height="1.524cm" svg:x="16.764cm" svg:y="10.922cm">
          <text:p text:style-name="P1">DU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1.27cm" svg:x="17.272cm" svg:y="9.398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4cm" svg:height="1.27cm" svg:x="21.082cm" svg:y="9.398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8.636cm" svg:height="4.064cm" svg:x="16.002cm" svg:y="5.08cm">
          <text:p text:style-name="P1">UVM Seq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8.636cm" svg:height="3.81cm" svg:x="3.302cm" svg:y="5.334cm">
          <text:p text:style-name="P1">Python Sequ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7" draw:id="id7" draw:layer="layout" svg:width="4.572cm" svg:height="2.032cm" svg:x="5.334cm" svg:y="6.858cm">
          <text:p text:style-name="P1">Body 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9" draw:id="id9" draw:layer="layout" svg:width="4.572cm" svg:height="2.032cm" svg:x="5.335cm" svg:y="6.859cm">
          <text:p text:style-name="P1">Body 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" draw:id="id8" draw:layer="layout" svg:width="2.794cm" svg:height="2.032cm" svg:x="17.272cm" svg:y="6.604cm">
          <text:p text:style-name="P1">Utility </text:p>
          <text:p text:style-name="P1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0" draw:id="id10" draw:layer="layout" svg:width="2.794cm" svg:height="2.032cm" svg:x="20.828cm" svg:y="6.604cm">
          <text:p text:style-name="P1">Utility </text:p>
          <text:p text:style-name="P1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9.906cm" svg:y1="7.874cm" svg:x2="17.681cm" svg:y2="6.901cm" draw:start-shape="id7" draw:start-glue-point="10" draw:end-shape="id8" draw:end-glue-point="5" svg:d="M9906 7874c5526 0 4605-886 5167-1428s2608-742 2608 455" svg:viewBox="0 0 7776 1857">
          <text:p/>
        </draw:connector>
        <draw:connector draw:style-name="gr23" draw:text-style-name="P4" draw:layer="layout" draw:type="curve" svg:x1="9.907cm" svg:y1="7.875cm" svg:x2="21.237cm" svg:y2="8.339cm" draw:start-shape="id9" draw:start-glue-point="10" draw:end-shape="id10" draw:end-glue-point="7" svg:d="M9907 7875c8191 0 6825 632 7610 1047s3720 615 3720-583" svg:viewBox="0 0 11331 1370">
          <text:p/>
        </draw:connector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6" draw:text-style-name="P1" draw:layer="layout" svg:width="10.16cm" svg:height="8.89cm" svg:x="2.54cm" svg:y="3.81cm">
          <text:p text:style-name="P1">Python Testbenc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16cm" svg:height="8.89cm" svg:x="15.24cm" svg:y="3.81cm">
          <text:p text:style-name="P1">FPGA Platform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7.366cm" svg:height="1.524cm" svg:x="16.764cm" svg:y="10.922cm">
          <text:p text:style-name="P1">DUT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54cm" svg:height="1.524cm" svg:x="17.272cm" svg:y="9.144cm">
          <text:p text:style-name="P1">Synth </text:p>
          <text:p text:style-name="P1">BFM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54cm" svg:height="1.524cm" svg:x="21.082cm" svg:y="9.144cm">
          <text:p text:style-name="P1">Synth<text:line-break/>BFM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6.35cm" svg:height="1.778cm" svg:x="17.272cm" svg:y="7.112cm">
          <text:p text:style-name="P1">TbLink RPC 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6.35cm" svg:height="1.524cm" svg:x="17.272cm" svg:y="5.08cm">
          <text:p text:style-name="P1">Comm IP</text:p>
          <text:p text:style-name="P1">(USB,UART,etc)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032cm" svg:height="6.604cm" svg:x="10.16cm" svg:y="5.08cm">
          <text:p text:style-name="P1">E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08cm" svg:height="0.762cm" svg:x="12.192cm" svg:y="5.5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0" draw:layer="layout" svg:width="5.841cm" svg:height="3.81cm" svg:x="2.795cm" svg:y="6.096cm">
          <text:p text:style-name="P1">Python</text:p>
          <text:p text:style-name="P1">Test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524cm" svg:height="0.762cm" svg:x="8.636cm" svg:y="7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1-16T10:58:19.556516617</meta:creation-date>
    <meta:generator>LibreOffice/6.4.7.2$Linux_X86_64 LibreOffice_project/40$Build-2</meta:generator>
    <dc:date>2022-01-16T18:37:09.565569910</dc:date>
    <meta:editing-duration>PT3H26M3S</meta:editing-duration>
    <meta:editing-cycles>3</meta:editing-cycles>
    <meta:document-statistic meta:object-count="94"/>
  </office:meta>
</office:document-meta>
</file>